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66ccff" draw:opacity="50%" draw:auto-grow-height="true" draw:auto-grow-width="false" fo:max-height="0cm" fo:min-height="0cm" draw:shadow-opacity="50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="solid" draw:fill-color="#66ccff" draw:opacity="50%"/>
      <style:paragraph-properties fo:text-align="center"/>
      <style:text-properties fo:font-size="32pt" style:font-size-asian="32pt" style:font-size-complex="32pt"/>
    </style:style>
    <style:style style:name="T1" style:family="text">
      <style:text-properties fo:language="en" fo:country="GB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18pt" fo:language="en" fo:country="GB" style:font-size-asian="18pt" style:font-size-complex="1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865cm" svg:x="1.4cm" svg:y="2.31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“</text:span><text:span text:style-name="T2">Office Hours”</text:span></text:p>
            <text:p><text:span text:style-name="T2">Monday 1100-1130ish</text:span></text:p>
            <text:p><text:span text:style-name="T2"/></text:p>
            <text:p><text:span text:style-name="T2">Feel free to ask anything </text:span></text:p>
            <text:p><text:span text:style-name="T2">via audio or chat...</text:span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865cm" svg:x="1.4cm" svg:y="2.31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“</text:span><text:span text:style-name="T2">Office Hours”</text:span></text:p>
            <text:p><text:span text:style-name="T2">Monday 1100-1130ish</text:span></text:p>
            <text:p><text:span text:style-name="T2"/></text:p>
            <text:p><text:span text:style-name="T2">Feel free to ask anything </text:span></text:p>
            <text:p><text:span text:style-name="T2">via audio or chat...</text:span></text:p>
            <text:p><text:span text:style-name="T3"/></text:p>
            <text:p><text:span text:style-name="T4"/></text:p>
          </draw:text-box>
        </draw:frame>
        <draw:frame draw:style-name="gr2" draw:text-style-name="P4" draw:layer="layout" svg:width="11.2cm" svg:height="1.517cm" draw:transform="skewX (1.09547269461457E-016) rotate (0.745430123526778) translate (17.741cm 13.685cm)">
          <draw:text-box>
            <text:p text:style-name="P3"><text:span text:style-name="T5">Back in 2 mins....`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1-11-08T11:10:44.316768071</dc:date>
    <meta:editing-duration>PT15H1M24S</meta:editing-duration>
    <meta:editing-cycles>183</meta:editing-cycles>
    <meta:generator>LibreOffice/7.1.6.2$Linux_X86_64 LibreOffice_project/10$Build-2</meta:generator>
    <meta:document-statistic meta:object-count="30"/>
  </office:meta>
</office:document-meta>
</file>